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05c" officeooo:paragraph-rsid="000bf05c"/>
    </style:style>
    <style:style style:name="P2" style:family="paragraph" style:parent-style-name="Standard">
      <style:paragraph-properties fo:text-align="start" style:justify-single-word="false"/>
      <style:text-properties officeooo:rsid="000bf05c" officeooo:paragraph-rsid="000bf05c"/>
    </style:style>
    <style:style style:name="P3" style:family="paragraph" style:parent-style-name="Standard">
      <style:paragraph-properties fo:text-align="start" style:justify-single-word="false"/>
      <style:text-properties officeooo:rsid="000bf05c" officeooo:paragraph-rsid="000e395f"/>
    </style:style>
    <style:style style:name="T1" style:family="text">
      <style:text-properties officeooo:rsid="000e3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connexion Repo GitHub</text:p>
      <text:p text:style-name="P1">du projet</text:p>
      <text:p text:style-name="P1"/>
      <text:p text:style-name="P2">nom du repo : </text:p>
      <text:p text:style-name="P2">voir admin (REDOUANE) du repo pour soit :</text:p>
      <text:p text:style-name="P2">-<text:tab/>demander une autorisation via pseudo (si compte github existant)</text:p>
      <text:p text:style-name="P3">-<text:tab/>envoyer la clef ssh public à l’admin (REDOUANE)</text:p>
      <text:p text:style-name="P3">-<text:tab/>« <text:span text:style-name="T1">a faire le liens du repo »</text:span></text:p>
      <text:p text:style-name="P2">-<text:tab/><text:span text:style-name="T1">créé son répertoire pour le projet</text:span></text:p>
      <text:p text:style-name="P2">-<text:tab/><text:span text:style-name="T1">faire un clone du repo</text:span></text:p>
      <text:p text:style-name="P2">-<text:tab/><text:span text:style-name="T1">faire un pull du projet</text:span></text:p>
      <text:p text:style-name="P2">- <text:tab/><text:span text:style-name="T1">vous pouvez maintenant travailler sur le projet</text:span></text:p>
      <text:p text:style-name="P2"/>
      <text:p text:style-name="P1">Documentatio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8:14:32.277122415</meta:creation-date>
    <dc:date>2025-01-09T08:56:26.812790736</dc:date>
    <meta:editing-duration>PT31M28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12" meta:word-count="74" meta:character-count="393" meta:non-whitespace-character-count="328"/>
  </office:meta>
</office:document-meta>
</file>